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1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 accell (s)</text:p>
          </table:table-cell>
          <table:table-cell table:style-name="ce1" office:value-type="string" calcext:value-type="string">
            <text:p>P mini (W)</text:p>
          </table:table-cell>
          <table:table-cell/>
          <table:table-cell table:style-name="ce3" office:value-type="string" calcext:value-type="string">
            <text:p>ρ(25°C)</text:p>
          </table:table-cell>
          <table:table-cell office:value-type="float" office:value="1.184" calcext:value-type="float">
            <text:p>1,1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E$5]*[.$E$4]^2)/(2*[.A2]))" office:value-type="float" office:value="18904.3209876543" calcext:value-type="float">
            <text:p>18 904,32</text:p>
          </table:table-cell>
          <table:table-cell/>
          <table:table-cell office:value-type="string" calcext:value-type="string">
            <text:p>Cx</text:p>
          </table:table-cell>
          <table:table-cell office:value-type="float" office:value="1.2" calcext:value-type="float">
            <text:p>1,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E$5]*[.$E$4]^2)/(2*[.A3]))" office:value-type="float" office:value="9452.16049382716" calcext:value-type="float">
            <text:p>9 452,16</text:p>
          </table:table-cell>
          <table:table-cell/>
          <table:table-cell office:value-type="string" calcext:value-type="string">
            <text:p>S (maitre couple)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E$5]*[.$E$4]^2)/(2*[.A4]))" office:value-type="float" office:value="6301.44032921811" calcext:value-type="float">
            <text:p>6 301,44</text:p>
          </table:table-cell>
          <table:table-cell/>
          <table:table-cell office:value-type="string" calcext:value-type="string">
            <text:p>vitesse</text:p>
          </table:table-cell>
          <table:table-cell table:style-name="ce2" table:formula="of:=70/3.6" office:value-type="float" office:value="19.4444444444444" calcext:value-type="float">
            <text:p>19,44</text:p>
          </table:table-cell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E$5]*[.$E$4]^2)/(2*[.A5]))" office:value-type="float" office:value="4726.08024691358" calcext:value-type="float">
            <text:p>4 726,08</text:p>
          </table:table-cell>
          <table:table-cell/>
          <table:table-cell office:value-type="string" calcext:value-type="string">
            <text:p>mas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$E$5]*[.$E$4]^2)/(2*[.A6]))" office:value-type="float" office:value="3780.86419753086" calcext:value-type="float">
            <text:p>3 780,86</text:p>
          </table:table-cell>
          <table:table-cell/>
          <table:table-cell office:value-type="string" calcext:value-type="string">
            <text:p>rendement global</text:p>
          </table:table-cell>
          <table:table-cell table:style-name="ce4" office:value-type="percentage" office:value="0.78" calcext:value-type="percentage">
            <text:p>78,00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E$5]*[.$E$4]^2)/(2*[.A7]))" office:value-type="float" office:value="3150.72016460905" calcext:value-type="float">
            <text:p>3 150,72</text:p>
          </table:table-cell>
          <table:table-cell/>
          <table:table-cell office:value-type="string" calcext:value-type="string">
            <text:p>puissance mini</text:p>
          </table:table-cell>
          <table:table-cell table:style-name="ce5" table:formula="of:=([.E1]*[.E2]*[.E3]*[.E4]^3)/(2*[.E6])" office:value-type="float" office:value="3749.58320143505" calcext:value-type="float">
            <text:p>375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E$5]*[.$E$4]^2)/(2*[.A8]))" office:value-type="float" office:value="2700.61728395062" calcext:value-type="float">
            <text:p>2 700,62</text:p>
          </table:table-cell>
          <table:table-cell/>
          <table:table-cell office:value-type="string" calcext:value-type="string">
            <text:p>Puissance à la roue</text:p>
          </table:table-cell>
          <table:table-cell table:style-name="ce5" table:formula="of:=([.E1]*[.E2]*[.E3]*[.E4]^3)/(2)" office:value-type="float" office:value="2924.67489711934" calcext:value-type="float">
            <text:p>292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E$5]*[.$E$4]^2)/(2*[.A9]))" office:value-type="float" office:value="2363.04012345679" calcext:value-type="float">
            <text:p>2 363,04</text:p>
          </table:table-cell>
          <table:table-cell/>
          <table:table-cell office:value-type="string" calcext:value-type="string">
            <text:p>accélération mini</text:p>
          </table:table-cell>
          <table:table-cell table:style-name="ce2" table:formula="of:=([.E5]*[.E4]^2)/(2*[.E8])" office:value-type="float" office:value="6.46373414230557" calcext:value-type="float">
            <text:p>6,46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E$5]*[.$E$4]^2)/(2*[.A10]))" office:value-type="float" office:value="2100.48010973937" calcext:value-type="float">
            <text:p>2 100,48</text:p>
          </table:table-cell>
          <table:table-cell/>
          <table:table-cell office:value-type="string" calcext:value-type="string">
            <text:p>autonom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m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E$5]*[.$E$4]^2)/(2*[.A11]))" office:value-type="float" office:value="1890.43209876543" calcext:value-type="float">
            <text:p>1 890,43</text:p>
          </table:table-cell>
          <table:table-cell/>
          <table:table-cell office:value-type="string" calcext:value-type="string">
            <text:p>consommation Wh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Wh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pacité batterie (48V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1:30:28.498676905</meta:creation-date>
    <meta:generator>LibreOffice/5.1.4.2$Linux_X86_64 LibreOffice_project/10m0$Build-2</meta:generator>
    <dc:date>2016-07-23T00:17:03.929483815</dc:date>
    <meta:editing-duration>PT28M21S</meta:editing-duration>
    <meta:editing-cycles>2</meta:editing-cycles>
    <meta:document-statistic meta:table-count="1" meta:cell-count="53" meta:object-count="0"/>
  </office:meta>
</office:document-meta>
</file>